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8MBit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formula="of:=8*1024*1024" office:value-type="float" office:value="8388608" calcext:value-type="float">
            <text:p>8388608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table:formula="of:=[.B2]/8" office:value-type="float" office:value="1048576" calcext:value-type="float">
            <text:p>1048576</text:p>
          </table:table-cell>
        </table:table-row>
        <table:table-row table:style-name="ro1">
          <table:table-cell office:value-type="string" calcext:value-type="string">
            <text:p>page size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ages</text:p>
          </table:table-cell>
          <table:table-cell table:formula="of:=[.B3]/[.B4]" office:value-type="float" office:value="4096" calcext:value-type="float">
            <text:p>4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0:42:51.160236132</meta:creation-date>
    <dc:date>2024-09-21T11:04:56.988161315</dc:date>
    <meta:editing-duration>PT11M55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